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rieveOptions.setResolveId( String resolv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ieveOptions.setMakeSymlinks( boolean makeSyml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ieveOptions.setArtifactFilter(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ieveOptions.setDestIvyPattern( String destIvy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ieveOptions.setConfs( String [ ]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ieveOptions.setUseOrigin( boolean use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ieveOptions.setSync( boolean sy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trieveOptions.isMakeSym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Options.getDestIvy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Options.getArtifac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Options.getResolv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Options.is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Options.isUse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Options.getCon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